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rovaSansBlack" svg:font-family="AprovaSansBlack"/>
    <style:font-face style:name="InterUI" svg:font-family="InterU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style:line-height-at-least="0.635cm" fo:text-indent="0cm" style:auto-text-indent="false"/>
      <style:text-properties fo:color="#111111" loext:opacity="100%" style:font-name="AprovaSansBlack" fo:font-size="15pt" fo:letter-spacing="normal" fo:font-weight="bold"/>
    </style:style>
    <style:style style:name="P2" style:family="paragraph" style:parent-style-name="Text_20_body">
      <style:paragraph-properties fo:margin-left="0cm" fo:margin-right="1.058cm" fo:text-indent="0cm" style:auto-text-indent="false"/>
    </style:style>
    <style:style style:name="P3" style:family="paragraph" style:parent-style-name="Text_20_body">
      <style:paragraph-properties fo:margin-left="0cm" fo:margin-right="1.058cm" fo:margin-top="0cm" fo:margin-bottom="0.847cm" style:contextual-spacing="false" style:line-height-at-least="0.847cm" fo:text-indent="0cm" style:auto-text-indent="false" fo:padding="0cm" fo:border="none"/>
      <style:text-properties fo:color="#111111" loext:opacity="100%" style:font-name="InterUI" fo:font-size="15pt" fo:letter-spacing="normal"/>
    </style:style>
    <style:style style:name="P4" style:family="paragraph" style:parent-style-name="Text_20_body" style:list-style-name="L1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InterUI" fo:font-size="15pt" fo:letter-spacing="normal" fo:font-style="normal" fo:font-weight="normal"/>
    </style:style>
    <style:style style:name="P5" style:family="paragraph" style:parent-style-name="Text_20_body" style:list-style-name="L2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InterUI" fo:font-size="15pt" fo:letter-spacing="normal" fo:font-style="normal" fo:font-weight="normal"/>
    </style:style>
    <style:style style:name="P6" style:family="paragraph" style:parent-style-name="Text_20_body" style:list-style-name="L3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InterUI" fo:font-size="15pt" fo:letter-spacing="normal" fo:font-style="normal" fo:font-weight="normal"/>
    </style:style>
    <style:style style:name="P7" style:family="paragraph" style:parent-style-name="Text_20_body" style:list-style-name="L4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InterUI" fo:font-size="15pt" fo:letter-spacing="normal" fo:font-style="normal" fo:font-weight="normal"/>
    </style:style>
    <style:style style:name="P8" style:family="paragraph" style:parent-style-name="Text_20_body" style:list-style-name="L5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InterUI" fo:font-size="15pt" fo:letter-spacing="normal" fo:font-style="normal" fo:font-weight="normal"/>
    </style:style>
    <style:style style:name="P9" style:family="paragraph" style:parent-style-name="Text_20_body" style:list-style-name="L3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InterUI" fo:font-size="15pt" fo:letter-spacing="normal" fo:font-style="normal" fo:font-weight="normal" fo:background-color="#ffff00"/>
    </style:style>
    <style:style style:name="P10" style:family="paragraph" style:parent-style-name="Text_20_body" style:list-style-name="L4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InterUI" fo:font-size="15pt" fo:letter-spacing="normal" fo:font-style="normal" fo:font-weight="normal" fo:background-color="#ffff00"/>
    </style:style>
    <style:style style:name="P11" style:family="paragraph" style:parent-style-name="Text_20_body" style:list-style-name="L5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InterUI" fo:font-size="15pt" fo:letter-spacing="normal" fo:font-style="normal" fo:font-weight="normal" fo:background-color="#ffff00"/>
    </style:style>
    <style:style style:name="P12" style:family="paragraph" style:parent-style-name="Text_20_body" style:list-style-name="L1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InterUI" fo:font-size="15pt" fo:letter-spacing="normal" fo:font-style="normal" fo:font-weight="normal" fo:background-color="transparent"/>
    </style:style>
    <style:style style:name="P13" style:family="paragraph" style:parent-style-name="Text_20_body" style:list-style-name="L2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InterUI" fo:font-size="15pt" fo:letter-spacing="normal" fo:font-style="normal" fo:font-weight="normal" fo:background-color="transparent"/>
    </style:style>
    <style:style style:name="P14" style:family="paragraph" style:parent-style-name="Text_20_body" style:list-style-name="L1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InterUI" fo:font-size="15pt" fo:letter-spacing="normal" fo:font-style="normal" fo:font-weight="normal" fo:background-color="#ffbf00"/>
    </style:style>
    <style:style style:name="P15" style:family="paragraph" style:parent-style-name="Text_20_body" style:list-style-name="L2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InterUI" fo:font-size="15pt" fo:letter-spacing="normal" fo:font-style="normal" fo:font-weight="normal" fo:background-color="#ffbf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 Java, String é:</text:p>
      <text:list xml:id="list1828144635" text:style-name="L1">
        <text:list-item>
          <text:p text:style-name="P4">um método representado como uma sequência de caracteres.</text:p>
        </text:list-item>
        <text:list-item>
          <text:p text:style-name="P12">um tipo de variável representado como uma sequência de caracteres.</text:p>
        </text:list-item>
        <text:list-item>
          <text:p text:style-name="P4">uma biblioteca representada como uma sequência de caracteres.</text:p>
        </text:list-item>
        <text:list-item>
          <text:p text:style-name="P14">um objeto representado como uma sequência de caracteres.</text:p>
        </text:list-item>
        <text:list-item>
          <text:p text:style-name="P4">um método que pode ser acessado por outros métodos</text:p>
        </text:list-item>
      </text:list>
      <text:p text:style-name="P1">02</text:p>
      <text:p text:style-name="P3">Com base no código a seguir, informe o resultado:</text:p>
      <text:p text:style-name="P2"><draw:frame draw:style-name="fr1" draw:name="Figura1" text:anchor-type="as-char" svg:width="9.366cm" svg:height="1cm" draw:z-index="0"><draw:image xlink:href="https://paperx-dex-assets.s3.sa-east-1.amazonaws.com/images/1673629896008-QNT9p4aTtl.png" xlink:type="simple" xlink:show="embed" xlink:actuate="onLoad"/></draw:frame></text:p>
      <text:list xml:id="list2655013483" text:style-name="L2">
        <text:list-item>
          <text:p text:style-name="P5">4 1</text:p>
        </text:list-item>
        <text:list-item>
          <text:p text:style-name="P5">41</text:p>
        </text:list-item>
        <text:list-item>
          <text:p text:style-name="P13">5</text:p>
        </text:list-item>
        <text:list-item>
          <text:p text:style-name="P5">5 hatch</text:p>
        </text:list-item>
        <text:list-item>
          <text:p text:style-name="P15">O Código não compila</text:p>
        </text:list-item>
      </text:list>
      <text:p text:style-name="P1"><text:soft-page-break/>03</text:p>
      <text:p text:style-name="P3">Sobre o loop do é correto afirmar:</text:p>
      <text:list xml:id="list3710463837" text:style-name="L3">
        <text:list-item>
          <text:p text:style-name="P6">O loop do é semelhante ao loop while</text:p>
        </text:list-item>
        <text:list-item>
          <text:p text:style-name="P6">A diferença entre loop do e do while é que a expressão não é avaliada até depois que o<text:line-break/>código do loop do é executado.</text:p>
        </text:list-item>
        <text:list-item>
          <text:p text:style-name="P6">No loop do é garantido que o código em um loop do seja executado pelo menos uma vez</text:p>
        </text:list-item>
        <text:list-item>
          <text:p text:style-name="P9">Todas estão corretas.</text:p>
        </text:list-item>
        <text:list-item>
          <text:p text:style-name="P6">Todas as alternativas estão incorretas.</text:p>
        </text:list-item>
      </text:list>
      <text:p text:style-name="P1">04</text:p>
      <text:p text:style-name="P3">Os operadores _______ determinam o relacionamento que um operando tem com o outro: </text:p>
      <text:list xml:id="list958886502" text:style-name="L4">
        <text:list-item>
          <text:p text:style-name="P7">de igualdade</text:p>
        </text:list-item>
        <text:list-item>
          <text:p text:style-name="P10">relacionais</text:p>
        </text:list-item>
        <text:list-item>
          <text:p text:style-name="P7">condicionais</text:p>
        </text:list-item>
        <text:list-item>
          <text:p text:style-name="P7">unários</text:p>
        </text:list-item>
        <text:list-item>
          <text:p text:style-name="P7">equação</text:p>
        </text:list-item>
      </text:list>
      <text:p text:style-name="P1"><text:soft-page-break/>05</text:p>
      <text:p text:style-name="P3">O resultado das operações com operadores relacionais é um valor: </text:p>
      <text:list xml:id="list3359931125" text:style-name="L5">
        <text:list-item>
          <text:p text:style-name="P8">char</text:p>
        </text:list-item>
        <text:list-item>
          <text:p text:style-name="P8">int</text:p>
        </text:list-item>
        <text:list-item>
          <text:p text:style-name="P11">booleano</text:p>
        </text:list-item>
        <text:list-item>
          <text:p text:style-name="P8">double</text:p>
        </text:list-item>
        <text:list-item>
          <text:p text:style-name="P8">string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rovaSansBlack" svg:font-family="AprovaSansBlack"/>
    <style:font-face style:name="InterUI" svg:font-family="InterU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7:43:29.317921027</meta:creation-date>
    <dc:date>2023-01-29T17:48:48.082869572</dc:date>
    <meta:editing-duration>PT5M19S</meta:editing-duration>
    <meta:editing-cycles>1</meta:editing-cycles>
    <meta:document-statistic meta:table-count="0" meta:image-count="1" meta:object-count="0" meta:page-count="3" meta:paragraph-count="35" meta:word-count="195" meta:character-count="1001" meta:non-whitespace-character-count="863"/>
    <meta:generator>LibreOffice/7.3.7.2$Linux_X86_64 LibreOffice_project/30$Build-2</meta:generator>
  </office:meta>
</office:document-meta>
</file>